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style:font-name="Times New Roman" officeooo:rsid="0007c9e3" officeooo:paragraph-rsid="0007c9e3"/>
    </style:style>
    <style:style style:name="P2" style:family="paragraph" style:parent-style-name="Standard">
      <style:paragraph-properties fo:line-height="200%"/>
      <style:text-properties style:font-name="Times New Roman" officeooo:rsid="0007c9e3" officeooo:paragraph-rsid="000997e8"/>
    </style:style>
    <style:style style:name="P3" style:family="paragraph" style:parent-style-name="Standard">
      <style:paragraph-properties fo:line-height="200%"/>
      <style:text-properties style:font-name="Times New Roman" officeooo:rsid="000c0444" officeooo:paragraph-rsid="000c41ae"/>
    </style:style>
    <style:style style:name="P4" style:family="paragraph" style:parent-style-name="Standard">
      <style:paragraph-properties fo:line-height="200%"/>
      <style:text-properties style:font-name="Times New Roman" officeooo:rsid="000c41ae" officeooo:paragraph-rsid="0007c9e3"/>
    </style:style>
    <style:style style:name="P5" style:family="paragraph" style:parent-style-name="Standard">
      <style:paragraph-properties fo:line-height="200%"/>
      <style:text-properties style:font-name="Times New Roman" officeooo:rsid="000c41ae" officeooo:paragraph-rsid="000c41ae"/>
    </style:style>
    <style:style style:name="P6" style:family="paragraph" style:parent-style-name="Standard">
      <style:paragraph-properties fo:line-height="200%"/>
      <style:text-properties style:font-name="Times New Roman" officeooo:rsid="000cc37b" officeooo:paragraph-rsid="000d236a"/>
    </style:style>
    <style:style style:name="P7" style:family="paragraph" style:parent-style-name="Standard">
      <style:paragraph-properties fo:line-height="200%"/>
      <style:text-properties style:font-name="Times New Roman" officeooo:rsid="000d236a" officeooo:paragraph-rsid="000d236a"/>
    </style:style>
    <style:style style:name="P8" style:family="paragraph" style:parent-style-name="Standard">
      <style:paragraph-properties fo:line-height="200%"/>
      <style:text-properties style:font-name="Times New Roman" officeooo:rsid="000f3154" officeooo:paragraph-rsid="000f3154"/>
    </style:style>
    <style:style style:name="P9" style:family="paragraph" style:parent-style-name="Standard">
      <style:paragraph-properties fo:line-height="200%"/>
      <style:text-properties style:font-name="Times New Roman" officeooo:rsid="000f7478" officeooo:paragraph-rsid="000f7478"/>
    </style:style>
    <style:style style:name="P10" style:family="paragraph" style:parent-style-name="Footnote">
      <style:text-properties officeooo:rsid="000997e8" officeooo:paragraph-rsid="000997e8"/>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Times New Roman1" fo:font-style="normal" style:font-style-asian="normal" style:font-style-complex="normal"/>
    </style:style>
    <style:style style:name="T4" style:family="text">
      <style:text-properties style:font-name="Times New Roman1" fo:font-style="normal" officeooo:rsid="00091de9" style:font-style-asian="normal" style:font-style-complex="normal"/>
    </style:style>
    <style:style style:name="T5" style:family="text">
      <style:text-properties style:font-name="Times New Roman1" fo:font-style="normal" officeooo:rsid="000997e8" style:font-style-asian="normal" style:font-style-complex="normal"/>
    </style:style>
    <style:style style:name="T6" style:family="text">
      <style:text-properties style:font-name="Times New Roman1" fo:font-style="normal" officeooo:rsid="000ae502" style:font-style-asian="normal" style:font-style-complex="normal"/>
    </style:style>
    <style:style style:name="T7" style:family="text">
      <style:text-properties style:font-name="Times New Roman1" fo:font-style="normal" officeooo:rsid="000c0444" style:font-style-asian="normal" style:font-style-complex="normal"/>
    </style:style>
    <style:style style:name="T8" style:family="text">
      <style:text-properties style:font-name="Times New Roman1" fo:font-style="normal" officeooo:rsid="000c41ae" style:font-style-asian="normal" style:font-style-complex="normal"/>
    </style:style>
    <style:style style:name="T9" style:family="text">
      <style:text-properties style:font-name="Times New Roman1" fo:font-style="normal" officeooo:rsid="000cc37b" style:font-style-asian="normal" style:font-style-complex="normal"/>
    </style:style>
    <style:style style:name="T10" style:family="text">
      <style:text-properties style:font-name="Times New Roman1" fo:font-style="normal" officeooo:rsid="000d236a" style:font-style-asian="normal" style:font-style-complex="normal"/>
    </style:style>
    <style:style style:name="T11" style:family="text">
      <style:text-properties style:font-name="Times New Roman1" fo:font-style="normal" officeooo:rsid="000e4dbf" style:font-style-asian="normal" style:font-style-complex="normal"/>
    </style:style>
    <style:style style:name="T12" style:family="text">
      <style:text-properties style:font-name="Times New Roman1" fo:font-style="normal" officeooo:rsid="0011b9aa" style:font-style-asian="normal" style:font-style-complex="normal"/>
    </style:style>
    <style:style style:name="T13" style:family="text">
      <style:text-properties style:font-name="Times New Roman1" fo:font-style="normal" officeooo:rsid="00145994" style:font-style-asian="normal" style:font-style-complex="normal"/>
    </style:style>
    <style:style style:name="T14" style:family="text">
      <style:text-properties style:font-name="Times New Roman1" fo:font-style="italic" officeooo:rsid="00091de9" style:font-style-asian="italic" style:font-style-complex="italic"/>
    </style:style>
    <style:style style:name="T15" style:family="text">
      <style:text-properties style:font-name="Times New Roman1" fo:font-style="italic" officeooo:rsid="000997e8" style:font-style-asian="italic" style:font-style-complex="italic"/>
    </style:style>
    <style:style style:name="T16" style:family="text">
      <style:text-properties style:font-name="Times New Roman1" fo:font-style="italic" officeooo:rsid="000ae502" style:font-style-asian="italic" style:font-style-complex="italic"/>
    </style:style>
    <style:style style:name="T17" style:family="text">
      <style:text-properties style:font-name="Times New Roman1" fo:font-style="italic" officeooo:rsid="000c0444"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troduction:</text:p>
      <text:p text:style-name="P1">In this lab, we demonstrated that electrons diffract from a crystalline powder in the same manner as xrays, scattering strongly at certain angles. This lab had four goals: </text:p>
      <text:p text:style-name="P1">1) Confirm the de Broglie wavelength-momentum relationship for electrons.</text:p>
      <text:p text:style-name="P1">2) Show that graphite has a hexagonal structure.</text:p>
      <text:p text:style-name="P1">3) Find the bond length <text:span text:style-name="T1">a</text:span><text:span text:style-name="T2"> for carbon graphite</text:span></text:p>
      <text:p text:style-name="P1"><text:span text:style-name="T2">4) Compare your results (best value and uncertainty at the 2</text:span><text:span text:style-name="T3">σ level) with a literature value.</text:span></text:p>
      <text:p text:style-name="P4"><text:span text:style-name="T3"/></text:p>
      <text:p text:style-name="P7"><text:span text:style-name="T3">Background;</text:span></text:p>
      <text:p text:style-name="P2"><text:span text:style-name="T3">The de Broglie hypothesis states that </text:span><text:span text:style-name="T4">a quanton</text:span><text:span text:style-name="T3"> behave</text:span><text:span text:style-name="T4">s</text:span><text:span text:style-name="T3"> like waves of wavelength </text:span><text:span text:style-name="T4">λ=h/p, where h is Planck’s constant and p is the quanton’s relativistic momentum. In this experiment, a beam is formed from thermionically emitted electrons (of fundamental charge </text:span><text:span text:style-name="T14">e</text:span><text:span text:style-name="T4"> = 1.602*10^-19 C) accelerated across large accelerating voltage (</text:span><text:span text:style-name="T14">V</text:span><text:span text:style-name="T4">) (</text:span><text:span text:style-name="T7">but less that 5kV to keep the electrons from moving at </text:span><text:span text:style-name="T4">any appreciable fraction of the speed of light, </text:span><text:span text:style-name="T14">c</text:span><text:span text:style-name="T4">), giving the electrons a kinetic energy K= </text:span><text:span text:style-name="T14">e*V</text:span><text:span text:style-name="T4"> = p^2/2m</text:span><text:span text:style-name="T4"><text:note text:id="ftn0" text:note-class="footnote"><text:note-citation>1</text:note-citation><text:note-body><text:p text:style-name="P10">This is an approximation for the kinetic energy for quantons whosse velocity <text:span text:style-name="T1">v&lt;&lt;c</text:span></text:p></text:note-body></text:note></text:span><text:span text:style-name="T4">, where m is the mass of an electron. </text:span><text:span text:style-name="T5">Solving for p, we get p=√(</text:span><text:span text:style-name="T15">e</text:span><text:span text:style-name="T5">*</text:span><text:span text:style-name="T15">V</text:span><text:span text:style-name="T5">*2*m). Plugging this into our expression for the de Broglie wavelength, we get </text:span><text:span text:style-name="T4">λ</text:span><text:span text:style-name="T5">=h/√(</text:span><text:span text:style-name="T15">e</text:span><text:span text:style-name="T5">*</text:span><text:span text:style-name="T15">V</text:span><text:span text:style-name="T5">*2*m)=h*</text:span><text:span text:style-name="T15">c</text:span><text:span text:style-name="T5">/√(</text:span><text:span text:style-name="T15">e</text:span><text:span text:style-name="T5">*</text:span><text:span text:style-name="T15">V</text:span><text:span text:style-name="T5">*2*m*</text:span><text:span text:style-name="T15">c</text:span><text:span text:style-name="T5">^2), where </text:span><text:span text:style-name="T7">m*</text:span><text:span text:style-name="T16">c</text:span><text:span text:style-name="T17">^2</text:span><text:span text:style-name="T6"> = </text:span><text:span text:style-name="T7">5.11*10^5 eV, hc = 1240 eV*nm.</text:span></text:p>
      <text:p text:style-name="P2"><text:span text:style-name="T7"/></text:p>
      <text:p text:style-name="P3"><text:span text:style-name="T3">Bragg diffraction describes the process by which electrons scatter from </text:span><text:span text:style-name="T8">a </text:span><text:span text:style-name="T3">crystal, that is that they scatter weakly in all directions and strongly at angles that correspond to planes of atoms in phase, and these strongly scattered electrons constructively interfere. Much like the path length approximation we used to model double slit interference, Bragg’s law relates the wavelength of </text:span><text:span text:style-name="T8">electrons </text:span><text:span text:style-name="T3">scattered </text:span><text:span text:style-name="T8">from a single crystal </text:span><text:span text:style-name="T3">to the </text:span><text:span text:style-name="T8">distance between atomic planes d and the scattering angle φ, by <text:s/></text:span><text:span text:style-name="T4">λ</text:span><text:span text:style-name="T8">=2*d*sin(φ). In this case, we are shooting electrons not at a single crystal but at a crystal powder, giving us many small </text:span><text:soft-page-break/><text:span text:style-name="T8">crystals in many different orientations. The Bragg condition from the set of all the planes which electrons are diffracted from leads to a diffracted beam that is conical, with half angle θ=2φ relative to the incident beam (see Figure A</text:span><text:span text:style-name="T9">(a)</text:span><text:span text:style-name="T8">)</text:span></text:p>
      <text:p text:style-name="P7"><text:span text:style-name="T3">Figure A</text:span></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6"><text:span text:style-name="T3">As shown in Figure A(b), the diffracted electrons hit the </text:span><text:span text:style-name="T10">a phosphor screen on the inner </text:span><text:span text:style-name="T3">surface of a 41cm in circumference evacuated glass sphere, which allowed us to measure the angular diameter of the interference rings. Generally, diffracted waves have smaller deflection when their scattering surfaces are farther apart. Thus the two rings which we measured the angular diameter of correspond to the two largest spacings between planes of atoms in phase </text:span><text:span text:style-name="T10">(see Figure B), with the inner ring </text:span><text:soft-page-break/><text:span text:style-name="T10">corresponding to the largest spacing (d2) and the outer ring corresponding to the second largest spacing (d1). We hypothesized that the structure of the graphite power was hexagonal, leading to plane spacing values of d1=(a*</text:span><text:span text:style-name="T5">√</text:span><text:span text:style-name="T10">3)/2 and d2=3*a/2.</text:span></text:p>
      <text:p text:style-name="P7"><text:span text:style-name="T3">Figure B</text:span><text:span text:style-name="T13">(hexagon plane)</text:span></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Methods:</text:span></text:p>
      <text:p text:style-name="P7"><text:span text:style-name="T3">We measured 17 values for the angular diameters of each ring by varying the accelerating voltage between 2000 and 5000 volts. In order to avoid drift effects, we varied the values of the accelerating voltage up and down (see ). A magnet was attached to the base of the evacuated glass sphere near the electron gun to keep the incident beam properly centered on the phosphor screen.</text:span></text:p>
      <text:p text:style-name="P8"><text:span text:style-name="T11"/></text:p>
      <text:p text:style-name="P3"><text:span text:style-name="T8"/></text:p>
      <text:p text:style-name="P3"><text:span text:style-name="T8"/></text:p>
      <text:p text:style-name="P9"><text:span text:style-name="T8">D</text:span><text:span text:style-name="T3">ata analysis </text:span><text:span text:style-name="T12">(from python)</text:span><text:span text:style-name="T3">:</text:span></text:p>
      <text:p text:style-name="P9"><text:span text:style-name="T3"/></text:p>
      <text:p text:style-name="P3"><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16:10:18.079072000</meta:creation-date>
    <dc:date>2017-10-08T18:50:08.022838000</dc:date>
    <meta:editing-duration>PT44M54S</meta:editing-duration>
    <meta:editing-cycles>6</meta:editing-cycles>
    <meta:generator>LibreOffice/5.2.5.1$MacOSX_X86_64 LibreOffice_project/0312e1a284a7d50ca85a365c316c7abbf20a4d22</meta:generator>
    <meta:document-statistic meta:table-count="0" meta:image-count="0" meta:object-count="0" meta:page-count="3" meta:paragraph-count="16" meta:word-count="535" meta:character-count="3306" meta:non-whitespace-character-count="2785"/>
  </office:meta>
</office:document-meta>
</file>